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 for the layperson.</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Information presentation should be as clear as possible so that people can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 office:name=""><text:span text:style-name="Definition">2011</text:span></text:a><text:a xlink:type="simple" xlink:href="#ref-jones2011"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4">
        <text:list-item>
          <text:p text:style-name="P4"><text:span text:style-name="T1">preparation</text:span> - motivating oneself and deciding what to collect,</text:p>
        </text:list-item>
        <text:list-item>
          <text:p text:style-name="P4"><text:span text:style-name="T1">collection</text:span> - recording or capturing subjective and objective data manually or automatically,</text:p>
        </text:list-item>
        <text:list-item>
          <text:p text:style-name="P4"><text:span text:style-name="T1">integration</text:span> - combining, organising and transforming the data so that it can be interpreted as needed,</text:p>
        </text:list-item>
        <text:list-item>
          <text:p text:style-name="P4"><text:span text:style-name="T1">reflection</text:span> - reviewing, exploring, interrogating and considering the combined and analysed information, and</text:p>
        </text:list-item>
        <text:list-item>
          <text:p text:style-name="P4"><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 office:name=""><text:span text:style-name="Definition">2011</text:span></text:a><text:a xlink:type="simple" xlink:href="#ref-jones2011"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3T17:12:24Z</meta:creation-date>
    <dc:date>2021-03-23T17:12:24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